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5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99cm" fo:break-before="auto" style:use-optimal-row-height="fals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9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7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7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7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7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9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7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7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7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Ganis, M.; Maximilien, E. M. &amp; Rivera, T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Gelbwaks, M.a &amp; Odenwelder Jr., J.D.b c</text:p>
          </table:table-cell>
          <table:table-cell table:style-name="ce7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7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7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7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8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7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9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0" office:value-type="string">
            <text:p>Large scale def.: [Fowler, 2002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7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7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7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7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7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7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7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7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7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ery brief mentioning. Focus on training event for rooting agile in the organization.</text:p>
          </table:table-cell>
          <table:table-cell office:value-type="string">
            <text:p>Top down drive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6" office:value-type="string">
            <text:p>Definition on large scal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Very brief description.</text:p>
          </table:table-cell>
          <table:table-cell office:value-type="string">
            <text:p>Bottom up. Some developers suggest agile, and management agrees initially</text:p>
          </table:table-cell>
          <table:table-cell office:value-type="string">
            <text:p>2</text:p>
          </table:table-cell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7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7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office:value-type="string">
            <text:p>Somewhat narrative. Challenges presented along description.</text:p>
          </table:table-cell>
          <table:table-cell office:value-type="string">
            <text:p>Top down adoption, driven by new CTO.</text:p>
          </table:table-cell>
          <table:table-cell office:value-type="string">
            <text:p>3</text:p>
          </table:table-cell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7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7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7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6" office:value-type="string">
            <text:p>Agile adoption research in general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7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7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7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Schrödl, H. &amp; Wind, 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7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Short summary. Focus on coaching.</text:p>
          </table:table-cell>
          <table:table-cell office:value-type="string">
            <text:p>Top down support. Change driven by coach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7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7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7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7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7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7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4">
          <table:table-cell table:number-columns-repeated="1024"/>
        </table:table-row>
        <table:table-row table:style-name="ro13">
          <table:table-cell/>
          <table:table-cell table:style-name="ce6" office:value-type="string">
            <text:p>Reading list</text:p>
          </table:table-cell>
          <table:table-cell table:number-columns-repeated="1022"/>
        </table:table-row>
        <table:table-row table:style-name="ro14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4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2" table:number-rows-repeated="104839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5">
          <table:table-cell table:number-columns-repeated="5"/>
          <table:table-cell table:style-name="ce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14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5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5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5" table:number-rows-repeated="40">
          <table:table-cell table:number-columns-repeated="1024"/>
        </table:table-row>
        <table:table-row table:style-name="ro15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5" table:number-rows-repeated="24">
          <table:table-cell table:number-columns-repeated="1024"/>
        </table:table-row>
        <table:table-row table:style-name="ro15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5" table:number-rows-repeated="1048439">
          <table:table-cell table:number-columns-repeated="1024"/>
        </table:table-row>
        <table:table-row table:style-name="ro15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15.11.2013</text:date>, <text:time>17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1-15T17:12:13.43</dc:date>
    <meta:editing-duration>P12DT6H5M6S</meta:editing-duration>
    <meta:editing-cycles>994</meta:editing-cycles>
    <meta:printed-by>Kim Dikert</meta:printed-by>
    <meta:print-date>2013-05-15T00:23:21</meta:print-date>
    <meta:document-statistic meta:table-count="2" meta:cell-count="2475" meta:object-count="0"/>
  </office:meta>
</office:document-meta>
</file>